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ubtitle">
      <style:paragraph-properties fo:text-align="start" style:justify-single-word="false"/>
    </style:style>
    <style:style style:name="P3" style:family="paragraph" style:parent-style-name="Text_20_body">
      <style:text-properties officeooo:rsid="000d6857" officeooo:paragraph-rsid="000d6857"/>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start" style:justify-single-word="false"/>
      <style:text-properties fo:font-size="15pt" fo:font-weight="bold" officeooo:rsid="000e3821" officeooo:paragraph-rsid="000e3821" style:font-size-asian="13.1000003814697pt" style:font-weight-asian="bold" style:font-size-complex="15pt" style:font-weight-complex="bold"/>
    </style:style>
    <style:style style:name="P6" style:family="paragraph" style:parent-style-name="Text_20_body">
      <style:text-properties fo:font-size="15pt" fo:font-weight="bold" officeooo:rsid="000e3821" officeooo:paragraph-rsid="000e3821" style:font-size-asian="13.1000003814697pt" style:font-weight-asian="bold" style:font-size-complex="15pt" style:font-weight-complex="bold"/>
    </style:style>
    <style:style style:name="P7" style:family="paragraph" style:parent-style-name="Title">
      <style:text-properties officeooo:rsid="000d6857" officeooo:paragraph-rsid="000d6857"/>
    </style:style>
    <style:style style:name="T1" style:family="text">
      <style:text-properties officeooo:rsid="000d6857"/>
    </style:style>
    <style:style style:name="T2" style:family="text">
      <style:text-properties style:font-name="Liberation Sans" fo:font-size="28pt" fo:font-weight="bold" style:font-name-asian="Noto Sans CJK SC" style:font-size-asian="28pt" style:font-weight-asian="bold" style:font-name-complex="Lohit Devanagari1" style:font-size-complex="28pt" style:font-weight-complex="bold"/>
    </style:style>
    <style:style style:name="T3" style:family="text">
      <style:text-properties fo:font-style="italic"/>
    </style:style>
    <style:style style:name="T4"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Fuente de Alimentaci<text:span text:style-name="T2">ó</text:span>n</text:p>
      <text:p text:style-name="P3"/>
      <text:p text:style-name="P2"><text:tab/><text:tab/><text:tab/><text:tab/><text:span text:style-name="T1">Corriente alterna y continua</text:span></text:p>
      <text:p text:style-name="P5">Fuente de alimentación lineales</text:p>
      <text:p text:style-name="P1">Las fuentes lineales siguen el esquema: <text:a xlink:type="simple" xlink:href="https://es.wikipedia.org/wiki/Transformador" text:style-name="Internet_20_link" text:visited-style-name="Visited_20_Internet_20_Link">transformador</text:a>, <text:a xlink:type="simple" xlink:href="https://es.wikipedia.org/wiki/Rectificador" text:style-name="Internet_20_link" text:visited-style-name="Visited_20_Internet_20_Link">rectificador</text:a>, filtro, regulación y salid<text:span text:style-name="T1">a.</text:span></text:p>
      <text:p text:style-name="P4">En primer lugar el <text:a xlink:type="simple" xlink:href="https://es.wikipedia.org/wiki/Transformador" text:style-name="Internet_20_link" text:visited-style-name="Visited_20_Internet_20_Link">transformador</text:a> adapta los niveles de tensión y proporciona <text:a xlink:type="simple" xlink:href="https://es.wikipedia.org/wiki/Aislamiento_eléctrico" text:style-name="Internet_20_link" text:visited-style-name="Visited_20_Internet_20_Link">aislamiento</text:a> galvánico. El circuito que convierte la corriente alterna en corriente continua pulsante se llama <text:a xlink:type="simple" xlink:href="https://es.wikipedia.org/wiki/Rectificador" text:style-name="Internet_20_link" text:visited-style-name="Visited_20_Internet_20_Link">rectificador</text:a>, después suelen llevar un circuito que disminuye el <text:a xlink:type="simple" xlink:href="https://es.wikipedia.org/wiki/Rizado" text:style-name="Internet_20_link" text:visited-style-name="Visited_20_Internet_20_Link">rizado</text:a> como un <text:a xlink:type="simple" xlink:href="https://es.wikipedia.org/wiki/Filtro_de_condensador" text:style-name="Internet_20_link" text:visited-style-name="Visited_20_Internet_20_Link">filtro de condensador</text:a>. La regulación, o estabilización de la tensión a un valor establecido, se consigue con un componente denominado <text:a xlink:type="simple" xlink:href="https://es.wikipedia.org/wiki/Regulador_de_tensión" text:style-name="Internet_20_link" text:visited-style-name="Visited_20_Internet_20_Link">regulador de tensión</text:a>, que no es más que un sistema de control a lazo cerrado que sobre la base de la salida del circuito ajusta el elemento regulador de tensión que en su gran mayoría este elemento es un transistor. Este transistor que dependiendo de la tipología de la fuente está siempre polarizado, actúa como <text:span text:style-name="T3">resistencia regulable</text:span> mientras el circuito de control juega con la región activa del transistor para <text:span text:style-name="T3">simular</text:span> mayor o menor resistencia y por consecuencia regulando el voltaje de salida.</text:p>
      <text:p text:style-name="P5">Fuentes de alimentación conmutadas</text:p>
      <text:p text:style-name="P4">Una <text:a xlink:type="simple" xlink:href="https://es.wikipedia.org/wiki/Fuente_conmutada" text:style-name="Internet_20_link" text:visited-style-name="Visited_20_Internet_20_Link">fuente conmutada</text:a> es un dispositivo electrónico que transforma la energía eléctrica mediante <text:a xlink:type="simple" xlink:href="https://es.wikipedia.org/wiki/Transistor" text:style-name="Internet_20_link" text:visited-style-name="Visited_20_Internet_20_Link">transistores</text:a> en conmutación. Mientras que un regulador de tensión utiliza transistores polarizados en su región activa de amplificación, las fuentes conmutadas utilizan los mismos conmutándolos activamente a altas <text:a xlink:type="simple" xlink:href="https://es.wikipedia.org/wiki/Frecuencia" text:style-name="Internet_20_link" text:visited-style-name="Visited_20_Internet_20_Link">frecuencias</text:a> (20-100 <text:a xlink:type="simple" xlink:href="https://es.wikipedia.org/wiki/Kilohercio" text:style-name="Internet_20_link" text:visited-style-name="Visited_20_Internet_20_Link">kHz</text:a> típicamente) entre corte (abiertos) y saturación (cerrados). Las ventajas de este método incluyen menor tamaño y peso del núcleo, mayor eficiencia y por lo tanto menor calentamiento. Las desventajas comparándolas con fuentes lineales es que son más complejas y generan ruido eléctrico de alta frecuencia que debe ser cuidadosamente minimizado para no causar <text:a xlink:type="simple" xlink:href="https://es.wikipedia.org/wiki/Interferencia" text:style-name="Internet_20_link" text:visited-style-name="Visited_20_Internet_20_Link">interferencias</text:a> a equipos próximos a estas fuentes. </text:p>
      <text:p text:style-name="Text_20_body">Las fuentes conmutadas tienen por esquema: <text:a xlink:type="simple" xlink:href="https://es.wikipedia.org/wiki/Rectificador" text:style-name="Internet_20_link" text:visited-style-name="Visited_20_Internet_20_Link">rectificador</text:a>, conmutador, <text:a xlink:type="simple" xlink:href="https://es.wikipedia.org/wiki/Transformador" text:style-name="Internet_20_link" text:visited-style-name="Visited_20_Internet_20_Link">transformador</text:a>, otro rectificador y salida. </text:p>
      <text:p text:style-name="Text_20_body">La regulación se obtiene con el conmutador, normalmente un circuito <text:a xlink:type="simple" xlink:href="https://es.wikipedia.org/wiki/Modulación_por_ancho_de_pulsos" text:style-name="Internet_20_link" text:visited-style-name="Visited_20_Internet_20_Link">PWM</text:a> (<text:span text:style-name="T3">pulse width modulation</text:span>) que cambia el ciclo de trabajo. Aquí las funciones del transformador son las mismas que para fuentes lineales pero su posición es diferente. El segundo rectificador convierte la señal alterna pulsante que llega del transformador en un valor continuo. La salida puede ser también un filtro de condensador o uno del tipo <text:a xlink:type="simple" xlink:href="https://es.wikipedia.org/wiki/Circuito_LC" text:style-name="Internet_20_link" text:visited-style-name="Visited_20_Internet_20_Link">LC</text:a>. </text:p>
      <text:p text:style-name="Text_20_body">Las ventajas de las fuentes lineales son una mejor regulación, velocidad y mejores características <text:span text:style-name="T3">EMC</text:span>. Por otra parte las conmutadas obtienen un mejor rendimiento, menor coste y tamaño. </text:p>
      <text:p text:style-name="P6">Fuentes de alimentación de CA</text:p>
      <text:p text:style-name="P4">Una fuente de alimentación de CA generalmente toma el voltaje de una toma de corriente de pared (fuente de alimentación) y usa un transformador para aumentar o reducir el voltaje al voltaje deseado. También puede tener lugar algún filtrado.</text:p>
      <text:p text:style-name="Text_20_body"><text:soft-page-break/>En el uso moderno, las fuentes de alimentación de CA se pueden dividir en sistemas de <text:a xlink:type="simple" xlink:href="https://es.wikipedia.org/w/index.php?title=Energía_eléctrica_monofásica&amp;action=edit&amp;redlink=1" text:style-name="Internet_20_link" text:visited-style-name="Visited_20_Internet_20_Link">monofásico</text:a> y <text:a xlink:type="simple" xlink:href="https://es.wikipedia.org/wiki/Trifásico" text:style-name="Internet_20_link" text:visited-style-name="Visited_20_Internet_20_Link">trifásico</text:a>. Las fuentes de alimentación de CA también se pueden utilizar para cambiar la frecuencia y el voltaje. Los fabricantes suelen utilizarlas para comprobar la idoneidad de sus productos para su uso en otros países. 230 V 50 Hz o 115 60 Hz o incluso 400 Hz para pruebas de aviónica. </text:p>
      <text:p text:style-name="P6">Fuente de alimentación programable</text:p>
      <text:p text:style-name="P4">Una <text:span text:style-name="T4">fuente de alimentación programable</text:span> (programmable power supply o PPS) es aquella que permite el control remoto de su funcionamiento a través de una entrada analógica o interfaz digital como <text:a xlink:type="simple" xlink:href="https://es.wikipedia.org/wiki/RS-232" text:style-name="Internet_20_link" text:visited-style-name="Visited_20_Internet_20_Link">RS-232</text:a> o <text:a xlink:type="simple" xlink:href="https://es.wikipedia.org/wiki/GPIB" text:style-name="Internet_20_link" text:visited-style-name="Visited_20_Internet_20_Link">GPIB</text:a>. Las propiedades controladas pueden incluir voltaje, corriente y, en el caso de fuentes de alimentación de salida de CA, frecuencia. Se utilizan en una amplia variedad de aplicaciones, incluidas las pruebas de equipos automatizados.</text:p>
      <text:p text:style-name="Text_20_body">Las fuentes de alimentación programables suelen emplear un microordenador integral para controlar y monitorear el funcionamiento de la fuente de alimentación. Las fuentes de alimentación equipadas con una interfaz de ordenador pueden usar protocolos de comunicación patentados o protocolos estándar.</text:p>
      <text:p text:style-name="P4"><text:bookmark text:name="Fuentes_de_alimentación_conmutadas"/><text:bookmark text:name="Fuentes_de_alimentaci.C3.B3n_conmutadas"/></text:p>
      <text:p text:style-name="P1"/>
      <text:p text:style-name="P4"/>
      <text:p text:style-name="P4"/>
      <text:p text:style-name="P3"/>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6T10:48:41.762494595</meta:creation-date>
    <dc:date>2023-11-06T11:48:24.239575556</dc:date>
    <meta:editing-duration>PT29M11S</meta:editing-duration>
    <meta:editing-cycles>1</meta:editing-cycles>
    <meta:document-statistic meta:table-count="0" meta:image-count="0" meta:object-count="0" meta:page-count="2" meta:paragraph-count="16" meta:word-count="605" meta:character-count="4006" meta:non-whitespace-character-count="3408"/>
    <meta:generator>LibreOffice/7.3.7.2$Linux_X86_64 LibreOffice_project/30$Build-2</meta:generator>
  </office:meta>
</office:document-meta>
</file>